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1B000000384F297F0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3.1.1</text:p>
      <text:p text:style-name="Standard"/>
      <text:p text:style-name="Standard"><draw:frame draw:style-name="fr1" draw:name="gráficos1" text:anchor-type="paragraph" svg:x="0cm" svg:y="0cm" svg:width="17cm" svg:height="0.905cm" draw:z-index="0"><draw:image xlink:href="Pictures/100000000000041B000000384F297F08.png" xlink:type="simple" xlink:show="embed" xlink:actuate="onLoad"/></draw:frame></text:p>
      <text:p text:style-name="Standard"/>
      <text:p text:style-name="Standard">&lt;?php</text:p>
      <text:p text:style-name="Standard"><text:tab/>$v = 3;</text:p>
      <text:p text:style-name="Standard"/>
      <text:p text:style-name="Standard"><text:tab/>if (($v%2) == 0) {</text:p>
      <text:p text:style-name="Standard"><text:tab/><text:tab/>$es_par=$v;</text:p>
      <text:p text:style-name="Standard"><text:tab/><text:tab/>echo "este numero $es_par es par";</text:p>
      <text:p text:style-name="Standard"><text:tab/>}else</text:p>
      <text:p text:style-name="Standard"><text:tab/><text:tab/>echo "el nuemo $v es inpar";</text:p>
      <text:p text:style-name="Standard"/>
      <text:p text:style-name="Standard">?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o Sala Raventos</meta:initial-creator>
    <meta:creation-date>2016-10-22T20:50:06.36</meta:creation-date>
    <dc:date>2016-10-23T10:29:19.41</dc:date>
    <dc:creator>Niko Sala Raventos</dc:creator>
    <meta:editing-duration>PT32M29S</meta:editing-duration>
    <meta:editing-cycles>3</meta:editing-cycles>
    <meta:generator>OpenOffice/4.1.1$Win32 OpenOffice.org_project/411m6$Build-9775</meta:generator>
    <meta:document-statistic meta:table-count="0" meta:image-count="1" meta:object-count="0" meta:page-count="1" meta:paragraph-count="9" meta:word-count="25" meta:character-count="124"/>
  </office:meta>
</office:document-meta>
</file>